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czba watkow per bloc</text:p>
          </table:table-cell>
          <table:table-cell office:value-type="string" calcext:value-type="string">
            <text:p>czas[m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9.09" calcext:value-type="float">
            <text:p>2369,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10.5" calcext:value-type="float">
            <text:p>1910,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9.5" calcext:value-type="float">
            <text:p>2569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746" calcext:value-type="float">
            <text:p>374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zba znaków w pl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72" calcext:value-type="float">
            <text:p>13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60" calcext:value-type="float">
            <text:p>12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.00.0000</text:date>, <text:time style:data-style-name="N2" text:time-value="20:54:09.612940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1:35:01.295593742</meta:creation-date>
    <dc:date>2015-01-12T21:28:19.188100172</dc:date>
    <meta:editing-duration>PT6M50S</meta:editing-duration>
    <meta:editing-cycles>3</meta:editing-cycles>
    <meta:generator>LibreOffice/4.2.5.2$Linux_X86_64 LibreOffice_project/420m0$Build-2</meta:generator>
    <meta:document-statistic meta:table-count="1" meta:cell-count="27" meta:object-count="0"/>
  </office:meta>
</office:document-meta>
</file>